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2f4dd8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0f5f" officeooo:paragraph-rsid="01320f5f" style:font-size-asian="10pt" style:font-weight-asian="normal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2fdd1e" officeooo:paragraph-rsid="012fdd1e" style:font-size-asian="10pt" style:font-weight-asian="normal" style:font-size-complex="10pt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paragraph-rsid="00cb6c50" style:font-size-asian="10pt" style:font-weight-asian="normal" style:font-size-complex="10pt"/>
    </style:style>
    <style:style style:name="P14" style:family="paragraph" style:parent-style-name="Default" style:list-style-name="WWNum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2fdd1e" officeooo:paragraph-rsid="012fdd1e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2fdd1e" officeooo:paragraph-rsid="012fdd1e" style:font-size-asian="10pt" style:font-weight-asian="normal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320f5f" officeooo:paragraph-rsid="01320f5f" style:font-size-asian="10pt" style:font-weight-asian="normal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2fdd1e"/>
    </style:style>
    <style:style style:name="P18" style:family="paragraph" style:parent-style-name="Standard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2b2805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327c0f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1341a06" style:font-size-asian="10pt" style:font-size-complex="10pt"/>
    </style:style>
    <style:style style:name="T6" style:family="text">
      <style:text-properties style:use-window-font-color="true" loext:opacity="0%" fo:font-size="10pt" style:text-underline-style="none" style:font-size-asian="10pt" style:font-size-complex="10pt"/>
    </style:style>
    <style:style style:name="T7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12f4dd8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fo:font-size="10pt" style:text-underline-style="none" fo:font-weight="bold" officeooo:rsid="012fa03f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0cb6c50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0f525dd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fo:font-size="10pt" style:text-underline-style="none" fo:font-weight="normal" officeooo:rsid="00c9dead" style:font-size-asian="10pt" style:font-weight-asian="normal" style:font-size-complex="10pt"/>
    </style:style>
    <style:style style:name="T19" style:family="text">
      <style:text-properties officeooo:rsid="01320f5f"/>
    </style:style>
    <style:style style:name="T20" style:family="text">
      <style:text-properties officeooo:rsid="01343a80"/>
    </style:style>
    <style:style style:name="T21" style:family="text">
      <style:text-properties style:use-window-font-color="true" loext:opacity="0%" style:text-line-through-style="none" style:text-line-through-type="none" fo:font-size="10pt" style:text-underline-style="none" fo:font-weight="normal" officeooo:rsid="005005ce" style:font-size-asian="10pt" style:font-weight-asian="normal" style:font-size-complex="10pt"/>
    </style:style>
    <style:style style:name="T22" style:family="text">
      <style:text-properties fo:font-size="10pt" officeooo:rsid="005005ce" style:font-size-asian="10pt" style:font-size-complex="10pt"/>
    </style:style>
    <style:style style:name="T23" style:family="text">
      <style:text-properties fo:font-size="10pt" officeooo:rsid="00e05650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1343a80" style:font-size-asian="10pt" style:font-size-complex="10pt"/>
    </style:style>
    <style:style style:name="T26" style:family="text">
      <style:text-properties fo:font-size="10pt" officeooo:rsid="0058fdc1" style:font-size-asian="10pt" style:font-size-complex="10pt"/>
    </style:style>
    <style:style style:name="T2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29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3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</text:span><text:span text:style-name="T4">ugust </text:span><text:span text:style-name="T5">26</text:span><text:span text:style-name="T6">, 202</text:span><text:span text:style-name="T7">5</text:span></text:p>
      <text:p text:style-name="P3"><text:user-defined style:data-style-name="N0" text:name="Reference">CDCSR-MIK-RMAK-RMIK-AKBL-37292-37293-37294-25-01</text:user-defined></text:p>
      <text:p text:style-name="P4" loext:marker-style-name="T2"><text:span text:style-name="T8">Signature Ver</text:span><text:span text:style-name="T9">i</text:span><text:span text:style-name="T8">fication </text:span><text:span text:style-name="T9">for</text:span><text:span text:style-name="T8"> Transfer of Shares </text:span><text:span text:style-name="T9">for Converting Physical Shares into Book Entry Form</text:span></text:p>
      <text:list text:style-name="WWNum1">
        <text:list-item>
          <text:p text:style-name="P5" loext:marker-style-name="T2"><text:span text:style-name="T10"><text:user-defined style:data-style-name="N0" text:name="Company">Askari Commercial Bank Limited</text:user-defined></text:span><text:span text:style-name="T10"><text:s/></text:span><text:span text:style-name="T11">(</text:span><text:span text:style-name="T11"><text:user-defined style:data-style-name="N0" text:name="CoTicker">AKBL</text:user-defined></text:span><text:span text:style-name="T11">)-</text:span><text:span text:style-name="T10"> Foli</text:span><text:span text:style-name="T12">o # </text:span><text:span text:style-name="T12"><text:user-defined style:data-style-name="N0" text:name="Folio1">37292, 37293 &amp; 37294</text:user-defined></text:span></text:p>
        </text:list-item>
      </text:list>
      <text:p text:style-name="P6" loext:marker-style-name="T13"/>
      <text:p text:style-name="P1" loext:marker-style-name="T2"><text:span text:style-name="T14">Dear Sirs, </text:span><text:span text:style-name="T15"/></text:p>
      <text:p text:style-name="P7" loext:marker-style-name="T15"><text:span text:style-name="T15"/></text:p>
      <text:p text:style-name="P8" loext:marker-style-name="T2"><text:span text:style-name="T16">This come</text:span><text:span text:style-name="T17">s</text:span><text:span text:style-name="T16"> with</text:span><text:span text:style-name="T18"> reference to your letter:</text:span></text:p>
      <text:list text:style-name="WWNum4">
        <text:list-item>
          <text:p text:style-name="P9" loext:marker-style-name="T2"><text:span text:style-name="T15"><text:user-defined style:data-style-name="N0" text:name="ReferenceReceiving">CDCSR/LTC/AKBL/244/25</text:user-defined></text:span><text:span text:style-name="T15">.</text:span></text:p>
        </text:list-item>
      </text:list>
      <text:p text:style-name="P10" loext:marker-style-name="T2"><text:span text:style-name="T15"/></text:p>
      <text:p text:style-name="P11" loext:marker-style-name="T2">This letter acknowledges receipt of the three system generated transfer deeds.</text:p>
      <text:p text:style-name="P11" loext:marker-style-name="T2"/>
      <text:p text:style-name="P12" loext:marker-style-name="T2">In response to you<text:span text:style-name="T19">r letter </text:span><text:span text:style-name="T20">moving forward to achieving converting the physical shares held by the legal heirs into Book Entry form</text:span><text:span text:style-name="T19">,</text:span> please find enclosed three:</text:p>
      <text:p text:style-name="P13"/>
      <text:list text:style-name="WWNum2">
        <text:list-item>
          <text:p text:style-name="P14"><text:span text:style-name="T16">F</text:span><text:span text:style-name="T14">orms for Transfer of Shares, duly signed by the concerned shareholders and witnessing persons along with their CNIC copies.</text:span></text:p>
        </text:list-item>
      </text:list>
      <text:p text:style-name="P15"/>
      <text:p text:style-name="P16">You may dispatch the verified Transfer Forms to my street address mentioned below.</text:p>
      <text:p text:style-name="P17"><text:span text:style-name="T21"/></text:p>
      <text:p text:style-name="P18" loext:marker-style-name="T15"/>
      <text:p text:style-name="P1" loext:marker-style-name="T2"><text:span text:style-name="T22">With this, I </text:span><text:span text:style-name="T23">t</text:span><text:span text:style-name="T24">hank you </text:span><text:span text:style-name="T25">for the meticulous guidance you are providing </text:span><text:span text:style-name="T26">with</text:span><text:span text:style-name="T24"> </text:span><text:span text:style-name="T23">high</text:span><text:span text:style-name="T24"> regards.</text:span></text:p>
      <text:p text:style-name="P7" loext:marker-style-name="T15"/>
      <text:p text:style-name="P1" loext:marker-style-name="T2"><text:span text:style-name="T14">Yours Faithfully, </text:span><text:span text:style-name="T15"/></text:p>
      <text:p text:style-name="P19" loext:marker-style-name="T2"/>
      <text:p text:style-name="P19" loext:marker-style-name="T2"/>
      <text:p text:style-name="P1" loext:marker-style-name="T2"><text:span text:style-name="T24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9" loext:marker-style-name="T2"/>
            <text:p text:style-name="P1" loext:marker-style-name="T2"><text:span text:style-name="T27">Muhammad Ilyas Khan</text:span><text:span text:style-name="T28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9" loext:marker-style-name="T2"/>
            <text:p text:style-name="P1" loext:marker-style-name="T2"><text:span text:style-name="T27">CNIC</text:span><text:span text:style-name="T14">: 35202-2834819-5</text:span></text:p>
            <text:p text:style-name="P20" loext:marker-style-name="T2"><text:span text:style-name="T29">Contact: </text:span><text:span text:style-name="T14">0301 443 0802</text:span></text:p>
            <text:p text:style-name="P21" loext:marker-style-name="T2"><text:span text:style-name="T27">Email</text:span><text:span text:style-name="T14">: Ilyas.Khan@yahoo.com</text:span></text:p>
          </table:table-cell>
        </table:table-row>
      </table:table>
      <text:p text:style-name="P22" loext:marker-style-name="T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1.3125in"/>
    </style:style>
    <style:style style:name="Table20.B" style:family="table-column">
      <style:table-column-properties style:column-width="5.6146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5.5743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3.6875in" style:rel-column-width="5310*"/>
    </style:style>
    <style:style style:name="Table24.B" style:family="table-column">
      <style:table-column-properties style:column-width="1.8868in" style:rel-column-width="271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/>
                <table:table-column table:style-name="Table24.B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CDCSR-MIK-RMAK-RMIK-AKBL-37292-37293-37294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2-28T19:31:10.948000000</meta:print-date>
    <dc:date>2025-08-24T09:53:52.305019700</dc:date>
    <meta:editing-cycles>648</meta:editing-cycles>
    <meta:editing-duration>P3DT7H58M27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8" meta:word-count="172" meta:character-count="1209" meta:non-whitespace-character-count="1066"/>
    <meta:user-defined meta:name="CoTicker">AKBL</meta:user-defined>
    <meta:user-defined meta:name="Company">Askari Commercial Bank Limited</meta:user-defined>
    <meta:user-defined meta:name="FatherCNIC">35200-1521538-7</meta:user-defined>
    <meta:user-defined meta:name="Folio1">37292, 37293 &amp; 37294</meta:user-defined>
    <meta:user-defined meta:name="Reference" meta:value-type="string">CDCSR-MIK-RMAK-RMIK-AKBL-37292-37293-37294-25-01</meta:user-defined>
    <meta:user-defined meta:name="ReferenceReceiving" meta:value-type="string">CDCSR/LTC/AKBL/244/25</meta:user-defined>
  </office:meta>
</office:document-meta>
</file>